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5-24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2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06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06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0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14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24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1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10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06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11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02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25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14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09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26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2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28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22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22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1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26088311402</text:p>
          </table:table-cell>
          <table:table-cell office:value-type="string" calcext:value-type="string">
            <text:p>200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6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706" meta:object-count="0"/>
    <meta:user-defined meta:name="AppVersion">3.0</meta:user-defined>
  </office:meta>
</office:document-meta>
</file>